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verdana" svg:font-family="verdana, tahoma, 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2.501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style:font-name="DejaVu Sans" fo:font-size="10.5pt" style:font-size-asian="10.5pt" style:font-size-complex="10.5pt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DejaVu Sans" fo:font-size="10.5pt" style:font-size-asian="10.5pt" style:font-size-complex="10.5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DejaVu Sans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DejaVu Sans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DejaVu Sans" fo:font-size="10.5pt" style:font-size-asian="9.14999961853027pt" style:font-size-complex="10.5pt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font-name="DejaVu Sans Mono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DejaVu Sans Mono" fo:font-size="10pt" style:font-size-asian="10pt" style:font-size-complex="10pt"/>
    </style:style>
    <style:style style:name="P11" style:family="paragraph" style:parent-style-name="Text_20_body">
      <style:paragraph-properties fo:margin-left="-1.251cm" fo:margin-right="0cm" fo:text-indent="0cm" style:auto-text-indent="false"/>
      <style:text-properties style:font-name="DejaVu Sans" fo:font-size="10.5pt" style:font-size-asian="10.5pt" style:font-size-complex="10.5pt"/>
    </style:style>
    <style:style style:name="P12" style:family="paragraph" style:parent-style-name="Text_20_body" style:list-style-name="L2">
      <style:paragraph-properties fo:margin-left="0cm" fo:margin-right="0cm" fo:text-indent="-0.635cm" style:auto-text-indent="false"/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P13" style:family="paragraph" style:parent-style-name="Heading_20_2">
      <style:text-properties style:font-name="DejaVu Sans" fo:font-style="normal" style:font-style-asian="normal" style:font-style-complex="normal"/>
    </style:style>
    <style:style style:name="P14" style:family="paragraph" style:parent-style-name="Heading_20_2">
      <style:paragraph-properties fo:margin-left="1.251cm" fo:margin-right="0cm" fo:text-align="start" style:justify-single-word="false" fo:text-indent="-1.016cm" style:auto-text-indent="false"/>
      <style:text-properties style:font-name="DejaVu Sans" fo:font-style="normal" style:font-style-asian="normal" style:font-style-complex="normal"/>
    </style:style>
    <style:style style:name="T1" style:family="text">
      <style:text-properties style:font-name="DejaVu Sans"/>
    </style:style>
    <style:style style:name="T2" style:family="text">
      <style:text-properties style:font-name="DejaVu Sans" fo:font-style="normal" style:font-style-asian="normal" style:font-style-complex="normal"/>
    </style:style>
    <style:style style:name="T3" style:family="text">
      <style:text-properties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font-size-asian="9.14999961853027pt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ize-asian="10.5pt" style:font-style-asian="normal" style:font-style-complex="normal"/>
    </style:style>
    <style:style style:name="T8" style:family="text">
      <style:text-properties style:font-name="DejaVu Sans Mono" fo:font-style="normal" style:font-style-asian="normal" style:font-style-complex="normal"/>
    </style:style>
    <style:style style:name="T9" style:family="text">
      <style:text-properties style:font-name="DejaVu Sans Mono" fo:font-size="11pt" fo:font-style="normal" style:font-size-asian="11pt" style:font-style-asian="normal" style:font-size-complex="11pt" style:font-style-complex="normal"/>
    </style:style>
    <style:style style:name="T10" style:family="text">
      <style:text-properties style:font-name="DejaVu Sans Mono" fo:font-size="10pt" fo:font-style="normal" style:font-size-asian="10pt" style:font-style-asian="normal" style:font-size-complex="10pt" style:font-style-complex="normal"/>
    </style:style>
    <style:style style:name="T11" style:family="text">
      <style:text-properties style:font-name="DejaVu Sans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ize="10pt"/>
    </style:style>
    <style:style style:name="T13" style:family="text">
      <style:text-properties fo:font-size="10pt" fo:font-style="normal" style:font-size-asian="10pt" style:font-style-asian="normal" style:font-size-complex="10pt" style:font-style-complex="normal"/>
    </style:style>
    <style:style style:name="T1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weight="normal"/>
    </style:style>
    <style:style style:name="T16" style:family="text">
      <style:text-properties style:font-size-asian="10pt"/>
    </style:style>
    <style:style style:name="T17" style:family="text">
      <style:text-properties style:font-weight-asian="normal"/>
    </style:style>
    <style:style style:name="T18" style:family="text">
      <style:text-properties style:font-size-complex="10pt"/>
    </style:style>
    <style:style style:name="T19" style:family="text">
      <style:text-properties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AIM III – Large Scale Data Analysis and Data Mining</text:h>
      <text:p text:style-name="P1"><text:span text:style-name="T2"/></text:p>
      <text:p text:style-name="P2"><text:span text:style-name="T4">The classes for this </text:span><text:bookmark-start text:name="__DdeLink__493_1715914955"/><text:span text:style-name="T4">assignment</text:span><text:bookmark-end text:name="__DdeLink__493_1715914955"/><text:span text:style-name="T4"> can be found in </text:span><text:span text:style-name="T10">de.tuberlin.dima.aim.exercises.one. </text:span></text:p>
      <text:p text:style-name="P2"><text:span text:style-name="T4">In order to run the unit tests to check your solutation, goto to the folder </text:span><text:span text:style-name="T10">seminar/exercises/datamining/ </text:span><text:span text:style-name="T4">and run </text:span><text:span text:style-name="T10">mvn -Dtest=ExerciseOne clean test -Pcheck</text:span></text:p>
      <text:p text:style-name="P11"><text:span text:style-name="T4"/></text:p>
      <text:list xml:id="list55394655" text:style-name="L2">
        <text:list-header>
          <text:p text:style-name="P12"><text:span text:style-name="T4">1. WordCount - „Hello World“ of MapReduce</text:span></text:p>
        </text:list-header>
      </text:list>
      <text:p text:style-name="P2"><text:span text:style-name="T4">We'll start with the classic MapReduce example of counting words. Your task is to complete the code in </text:span><text:span text:style-name="T10">de.tuberlin.dima.aim.exercises.one.FilteringWordCount</text:span><text:span text:style-name="T4">. </text:span></text:p>
      <text:p text:style-name="P2"><text:span text:style-name="T4">The output of this job should be a textfile holding the following data per line:</text:span></text:p>
      <text:p text:style-name="P10"><text:span text:style-name="T4">word&lt;tab&gt;count</text:span></text:p>
      <text:p text:style-name="P7"><text:span text:style-name="T4">And additional requirement here is that stop words like</text:span><text:span text:style-name="T7"> „to“, „and“, „in“ or „the“ should be removed from the input data and all words should be lowercased.</text:span></text:p>
      <text:p text:style-name="P7"><text:span text:style-name="T7"/></text:p>
      <text:p text:style-name="P4"><text:span text:style-name="T4">2. A custom Writable</text:span></text:p>
      <text:p text:style-name="P3"><text:span text:style-name="T4">You will work on your first custom Writable object in this task. Have a look at </text:span><text:span text:style-name="T10">de.tuberlin.dima.aim.exercises.one.PrimeNumbersWritable</text:span><text:span text:style-name="T5">. </text:span></text:p>
      <text:p text:style-name="P3"><text:span text:style-name="T5">This class models a collection of prime numbers. Writable classes need to be able to serialize to and deserialize from a binary representation. Enable that for our custom Writable by implementing </text:span><text:span text:style-name="T10">write(DataOutput out)</text:span><text:span text:style-name="T5"> and </text:span><text:span text:style-name="T10">readFields(DataInput in)</text:span><text:span text:style-name="T5">.</text:span></text:p>
      <text:p text:style-name="P11"><text:span text:style-name="T4"/></text:p>
      <text:p text:style-name="P4"><text:span text:style-name="T4">3. Average temperature per month</text:span></text:p>
      <text:p text:style-name="P6"><text:span text:style-name="T4">Have a look at the file </text:span><text:span text:style-name="T10">src/test/resources/one/temperatures.tsv</text:span><text:span text:style-name="T4">. </text:span></text:p>
      <text:p text:style-name="P6"><text:span text:style-name="T4">It contains the output of a fictional temperature sensor, where each line denotes the year, the month and the temperature of a single recording. Additionally a quality parameter is included which expresses how „sure“ the sensor was of a single measurement:</text:span></text:p>
      <text:p text:style-name="P9"><text:bookmark-start text:name="__DdeLink__491_1715914955"/><text:span text:style-name="T4">year&lt;tab&gt;month&lt;tab&gt;temperature&lt;tab&gt;quality</text:span><text:bookmark-end text:name="__DdeLink__491_1715914955"/></text:p>
      <text:p text:style-name="P5"><text:span text:style-name="T4">Your task is to implement a MapReduce program that computes the average temperature per month of year. It should ignore all records that are below a given minimum quality. The output of your program will be a textfile holding the following data per line:</text:span></text:p>
      <text:p text:style-name="P8"><text:span text:style-name="T14">year&lt;tab&gt;month&lt;tab&gt;average temperature</text:span></text:p>
      <text:p text:style-name="P2"><text:span text:style-name="T6">Use </text:span><text:span text:style-name="T11">de.tuberlin.dima.aim.exercises.one.AverageTemperaturePerMonth</text:span><text:span text:style-name="T6"> as a starting point.</text:span></text:p>
      <text:h text:style-name="P13" text:outline-level="2"/>
      <text:h text:style-name="P13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verdana" svg:font-family="verdana, tahoma, 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1" style:font-size-asian="24pt" style:font-weight-asian="bold" style:font-name-complex="DejaVu Sans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sc </meta:initial-creator>
    <meta:creation-date>2011-04-14T08:16:31</meta:creation-date>
    <dc:date>2011-04-14T09:19:44</dc:date>
    <dc:creator>ssc </dc:creator>
    <meta:editing-duration>PT00H48M03S</meta:editing-duration>
    <meta:editing-cycles>10</meta:editing-cycles>
    <meta:generator>OpenOffice.org/3.2$Unix OpenOffice.org_project/320m12$Build-9483</meta:generator>
    <meta:document-statistic meta:table-count="0" meta:image-count="0" meta:object-count="0" meta:page-count="1" meta:paragraph-count="18" meta:word-count="281" meta:character-count="1916"/>
  </office:meta>
</office:document-meta>
</file>